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0.996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  <style:text-properties fo:font-size="32pt"/>
    </style:style>
    <style:style style:name="P2" style:family="paragraph">
      <style:paragraph-properties fo:text-align="center"/>
      <style:text-properties fo:font-size="28pt"/>
    </style:style>
    <style:style style:name="P3" style:family="paragraph">
      <style:paragraph-properties fo:text-align="center"/>
      <style:text-properties fo:color="#0066cc"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cccccc" fo:font-size="30pt" style:font-size-asian="30pt" style:font-size-complex="30pt"/>
    </style:style>
    <style:style style:name="T8" style:family="text">
      <style:text-properties fo:color="#000000"/>
    </style:style>
    <style:style style:name="T9" style:family="text">
      <style:text-properties fo:color="#999999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Forced Guard Node Rotation</text:span></text:p>
            <text:p text:style-name="P1"/>
            <text:p text:style-name="P1">Problems and Possible Solutions</text:p>
          </draw:text-box>
        </draw:frame>
        <draw:frame draw:style-name="gr1" draw:text-style-name="P3" draw:layer="layout" svg:width="9.502cm" svg:height="1.356cm" svg:x="8.87cm" svg:y="18.542cm">
          <draw:text-box>
            <text:p text:style-name="P2"><text:span text:style-name="T2">DCAPS Winter 201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5"><text:span text:style-name="T1"/></text:p>
            <text:p text:style-name="P5"><text:span text:style-name="T1"/></text:p>
            <text:p text:style-name="P5"><text:span text:style-name="T1">This talk was given by Griffin Boyce</text:span></text:p>
            <text:p text:style-name="P5"><text:span text:style-name="T3">Senior Censorship Researcher at OpenITP</text:span></text:p>
            <text:p text:style-name="P5"><text:span text:style-name="T3">and Fellow at The X-Lab</text:span></text:p>
            <text:p text:style-name="P5"><text:span text:style-name="T3"/></text:p>
            <text:p text:style-name="P5"><text:span text:style-name="T3"><text:a xlink:href="https://github.com/glamrock" xlink:type="simple">https://github.com/glamrock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ard Exhaustio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4">Because the adversary's goal is to exhaust options for guards they do not control, I call this phenomenon “guard exhaustion.”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Guard nodes are critical, but can be blocked by network operators at local and regional levels.</text:p>
              </text:list-item>
              <text:list-item>
                <text:p text:style-name="P5">Adversarial position</text:p>
                <text:list>
                  <text:list-item>
                    <text:p text:style-name="P5">Operator or adversary between the user and the guard node</text:p>
                  </text:list-item>
                  <text:list-item>
                    <text:p text:style-name="P5">ISPs can be forced to block IPs for various reasons</text:p>
                  </text:list-item>
                  <text:list-item>
                    <text:p text:style-name="P5">Local network ops can block IPs to prevent abuse</text:p>
                  </text:list-item>
                  <text:list-item>
                    <text:p text:style-name="P5">Blacklists can be added to routers or local firewall by choice, through trickery, or due to vulnerabi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Dang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 exhaustion reduces complexity of the circuit – and if the adversary runs multiple relays, it becomes much more likely that the adversary controls the entire circuit.</text:p>
              </text:list-item>
              <text:list-item>
                <text:p>Only highly technically-advanced users will ever notice that this is happening.</text:p>
              </text:list-item>
              <text:list-item>
                <text:p>Because only very advanced users will notice it <text:span text:style-name="T5">when</text:span><text:span text:style-name="T6"> it happens, effective mitigation relies on the user knowing that they are at risk. Few do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Danger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t's not currently possible to detect adversarial guard nodes.</text:p>
                <text:list>
                  <text:list-item>
                    <text:p>There's no injected ads or malware.</text:p>
                  </text:list-item>
                  <text:list-item>
                    <text:p>It's easy to simply set up a relay and wait for it to be awarded guard status.</text:p>
                  </text:list-item>
                  <text:list-item>
                    <text:p>The difficult part is determining the user's initial guard.</text:p>
                  </text:list-item>
                  <text:list-item>
                    <text:p>To eliminate access, simply DDoS that guard (and the fallback guard). Repeat the process for all new guards.</text:p>
                  </text:list-item>
                </text:list>
              </text:list-item>
              <text:list-item>
                <text:p>But, it's difficult to conduct this attack.</text:p>
                <text:list>
                  <text:list-item>
                    <text:p>6849 total Tor nodes; 1591 Guard nodes (23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would do this?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Governments</text:span></text:p>
                <text:list>
                  <text:list-item>
                    <text:p><text:span text:style-name="T3">Political control</text:span></text:p>
                  </text:list-item>
                  <text:list-item>
                    <text:p><text:span text:style-name="T3">Economic advantage</text:span></text:p>
                  </text:list-item>
                </text:list>
              </text:list-item>
              <text:list-item>
                <text:p><text:span text:style-name="T3">This might make sense for extremely high-level political targets (eg, journalists in Belarus, Muslim activists in Rohingya) and for economic espionage where state interests are involved.</text:span></text:p>
              </text:list-item>
              <text:list-item>
                <text:p><text:span text:style-name="T3">The Belarus Problem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would do this?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ISPs </text:span></text:p>
                <text:list>
                  <text:list-item>
                    <text:p><text:span text:style-name="T3">Forced by government</text:span></text:p>
                  </text:list-item>
                  <text:list-item>
                    <text:p><text:span text:style-name="T3">Personal vendetta of employee</text:span></text:p>
                  </text:list-item>
                  <text:list-item>
                    <text:p><text:span text:style-name="T3">Economic espionage</text:span></text:p>
                  </text:list-item>
                </text:list>
              </text:list-item>
              <text:list-item>
                <text:p><text:span text:style-name="T3">Individuals </text:span><text:span text:style-name="T7">(unlikely)</text:span></text:p>
                <text:list>
                  <text:list-item>
                    <text:p><text:span text:style-name="T3">Hacking routers is easy</text:span></text:p>
                  </text:list-item>
                  <text:list-item>
                    <text:p><text:span text:style-name="T3">The market for technical “solutions” offered to stalkers and paranoid parents is large</text:span></text:p>
                  </text:list-item>
                  <text:list-item>
                    <text:p><text:span text:style-name="T3">Some researchers only publish at hacker confere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it, are people actually doing this?</text:p>
          </draw:text-box>
        </draw:frame>
        <draw:frame presentation:style-name="pr6" draw:layer="layout" svg:width="25.199cm" svg:height="10.996cm" svg:x="1.4cm" svg:y="8.496cm" presentation:class="subtitle" presentation:user-transformed="true">
          <draw:text-box>
            <text:p>Yep.</text:p>
            <text:p/>
            <text:p><text:span text:style-name="T8">Incidents have been reported in UK and Germany.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(but it still seems incredibly rar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Mitigations <text:span text:style-name="T5">Now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6">Using a bridge means that this bridge becomes your guard node by default, and changes the circuit from a 3-node to 4-node.</text:span></text:p>
                <text:list>
                  <text:list-item>
                    <text:p><text:span text:style-name="T6">To change guards, just change the bridge.</text:span></text:p>
                  </text:list-item>
                  <text:list-item>
                    <text:p><text:span text:style-name="T6">Doesn't avoid service restriction, but does provide protection against using a bad guard.</text:span></text:p>
                  </text:list-item>
                  <text:list-item>
                    <text:p><text:span text:style-name="T6">Side note: the adversary could attempt to flood the bridge and flashproxy pools, but no one's tried.</text:span></text:p>
                  </text:list-item>
                </text:list>
              </text:list-item>
              <text:list-item>
                <text:p><text:span text:style-name="T6">Using flashproxy allows users to have ephemeral bridges, and therefore ephemeral guard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ssues with usabi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As most users have average technical understanding, how can we convey this information in a way they can understand?</text:span></text:p>
                <text:list>
                  <text:list-item>
                    <text:p><text:span text:style-name="T6">Currently Tor Browser automatically chooses new guards, which is ideal for usability, but has some pitfalls with security.</text:span></text:p>
                  </text:list-item>
                </text:list>
              </text:list-item>
              <text:list-item>
                <text:p><text:span text:style-name="T6">How to avoid false positives?</text:span></text:p>
                <text:list>
                  <text:list-item>
                    <text:p><text:span text:style-name="T6">'In the lab, the false positive rate is close to zero.'</text:span><text:span text:style-name="T6"><text:line-break/></text:span><text:span text:style-name="T6">(A. Johnson, 2015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ssues with usabi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False positives:</text:span></text:p>
                <text:list>
                  <text:list-item>
                    <text:p><text:span text:style-name="T6">If Belarus blocks all 6800 nodes suddenly, how can we distinguish this blocking event from a targeted attack?</text:span></text:p>
                    <text:list>
                      <text:list-item>
                        <text:p><text:span text:style-name="T6">But, if Belarus took a smarter tactic, they'd block the 1591 good guard nodes and leave only ones they set up.</text:span></text:p>
                      </text:list-item>
                    </text:list>
                  </text:list-item>
                  <text:list-item>
                    <text:p><text:span text:style-name="T6">The network naturally expands and contracts with time, and it's not unrealistic to expect some users to have to change guards more than every 90 day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r Interface Op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/>Select a new set of guards automatically</text:p>
              </text:list-item>
              <text:list-item>
                <text:p><text:s/>Select new guards, but alert the user that it happened</text:p>
              </text:list-item>
              <text:list-item>
                <text:p><text:s/>Convey to users that they have run out of guards, and present a variety of options.</text:p>
              </text:list-item>
              <text:list-item>
                <text:p><text:s/>Initially fall back to flashproxy, while offering subtle alert with dropdown optio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2 User Experience Conside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s may not know what to do with the information</text:p>
                <text:list>
                  <text:list-item>
                    <text:p>“Am I being targeted? What do I do?”</text:p>
                  </text:list-item>
                  <text:list-item>
                    <text:p>One solution may be better served by knowing how many times this has happened to them.</text:p>
                  </text:list-item>
                </text:list>
              </text:list-item>
              <text:list-item>
                <text:p>Users may not notice if it is subtle.</text:p>
              </text:list-item>
              <text:list-item>
                <text:p>Users may disregard it if the alert is not phrased in a way they understand. (Nesmith 2014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3 User Experience Conside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s will likely click a simple “Continue” without knowing what is going on.</text:p>
              </text:list-item>
              <text:list-item>
                <text:p>Proposed alert options:</text:p>
                <text:p>[Try Connection Again]</text:p>
                <text:p>[More Information]</text:p>
                <text:p>[Automatically find new guards]</text:p>
                <text:p>[Use a bridge]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#4 User Experience Conside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s have slower service speed, which increases the likelihood that they will notice the guard exhaustion notification.</text:p>
              </text:list-item>
              <text:list-item>
                <text:p>Because a browser notification can be persistent, it offers users a way to change their preference or see new status updates without interrupting their current sess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's the false-positive rate with real users?</text:p>
              </text:list-item>
              <text:list-item>
                <text:p>Do the group of affected users represent more than 0.0000025% of Tor's overall userbase?</text:p>
              </text:list-item>
              <text:list-item>
                <text:p>Will adjustments to the guard rotation parameters eliminate this problem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8" draw:text-style-name="P8" draw:layer="layout" svg:width="25.199cm" svg:height="16.255cm" svg:x="1.4cm" svg:y="0.837cm" presentation:class="subtitle">
          <draw:text-box>
            <text:p><text:span text:style-name="T1">Thanks! <text:s/>^_^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0:18:27.627422763</meta:creation-date>
    <dc:date>2015-03-03T09:23:41.365405782</dc:date>
    <meta:editing-duration>PT2H35M23S</meta:editing-duration>
    <meta:editing-cycles>23</meta:editing-cycles>
    <meta:generator>LibreOffice/4.2.7.2$Linux_X86_64 LibreOffice_project/420m0$Build-2</meta:generator>
    <meta:document-statistic meta:object-count="91"/>
  </office:meta>
</office:document-meta>
</file>